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fo:margin-top="3in" fo:margin-bottom="3in" table:align="margins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3.5in" style:type="center"/>
          <style:tab-stop style:position="6.5in" style:type="right"/>
        </style:tab-stops>
      </style:paragraph-properties>
      <style:text-properties style:font-name="Liberation Sans" officeooo:paragraph-rsid="000b08cb"/>
    </style:style>
    <style:style style:name="P2" style:family="paragraph" style:parent-style-name="Standard">
      <style:text-properties style:font-name="Liberation Sans" officeooo:rsid="00155db5" officeooo:paragraph-rsid="000761ba"/>
    </style:style>
    <style:style style:name="P3" style:family="paragraph" style:parent-style-name="Standard">
      <style:text-properties style:font-name="Liberation Sans" officeooo:rsid="0008ca3a" officeooo:paragraph-rsid="0008ca3a"/>
    </style:style>
    <style:style style:name="P4" style:family="paragraph" style:parent-style-name="Standard">
      <style:text-properties style:font-name="Liberation Sans" officeooo:rsid="0009bd97" officeooo:paragraph-rsid="0009bd97"/>
    </style:style>
    <style:style style:name="P5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24pt" fo:font-weight="bold" officeooo:rsid="00155db5" officeooo:paragraph-rsid="000bb745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14pt" officeooo:rsid="0019fa3e" officeooo:paragraph-rsid="000bb745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14pt" officeooo:rsid="00175260" officeooo:paragraph-rsid="000bb745" style:font-size-asian="14pt" style:font-size-complex="14pt"/>
    </style:style>
    <style:style style:name="P8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5094c6" officeooo:paragraph-rsid="000bb745" style:font-weight-asian="normal" style:font-weight-complex="normal"/>
    </style:style>
    <style:style style:name="P9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a7b89" officeooo:paragraph-rsid="000bb745" style:font-weight-asian="normal" style:font-weight-complex="normal"/>
    </style:style>
    <style:style style:name="P10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c4056" officeooo:paragraph-rsid="000bb745" style:font-weight-asian="normal" style:font-weight-complex="normal"/>
    </style:style>
    <style:style style:name="P11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47853" officeooo:paragraph-rsid="000bb745" style:font-weight-asian="normal" style:font-weight-complex="normal"/>
    </style:style>
    <style:style style:name="P12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1cafe2" officeooo:paragraph-rsid="000bb745" style:font-weight-asian="normal" style:font-weight-complex="normal"/>
    </style:style>
    <style:style style:name="P13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f4608" officeooo:paragraph-rsid="000bb745" style:font-weight-asian="normal" style:font-weight-complex="normal"/>
    </style:style>
    <style:style style:name="P14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357940" officeooo:paragraph-rsid="000bb745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175260" officeooo:paragraph-rsid="000bb74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center" style:justify-single-word="false">
        <style:tab-stops/>
      </style:paragraph-properties>
      <style:text-properties officeooo:paragraph-rsid="000bb745"/>
    </style:style>
    <style:style style:name="P17" style:family="paragraph" style:parent-style-name="Standard">
      <style:paragraph-properties fo:break-before="page"/>
      <style:text-properties style:font-name="Liberation Sans" officeooo:rsid="0008ca3a" officeooo:paragraph-rsid="0008ca3a"/>
    </style:style>
    <style:style style:name="P18" style:family="paragraph" style:parent-style-name="Standard">
      <style:paragraph-properties fo:line-height="115%" fo:break-before="page"/>
      <style:text-properties style:font-name="Liberation Sans" fo:font-weight="bold" officeooo:rsid="005fe4e1" officeooo:paragraph-rsid="000bb745" style:font-weight-asian="bold" style:font-weight-complex="bold"/>
    </style:style>
    <style:style style:name="P19" style:family="paragraph" style:parent-style-name="Standard">
      <style:paragraph-properties fo:line-height="115%">
        <style:tab-stops>
          <style:tab-stop style:position="0in"/>
          <style:tab-stop style:position="6.5in" style:type="right"/>
        </style:tab-stops>
      </style:paragraph-properties>
      <style:text-properties style:font-name="Liberation Sans" fo:font-weight="normal" officeooo:rsid="00247853" officeooo:paragraph-rsid="000bb745" style:font-weight-asian="normal" style:font-weight-complex="normal"/>
    </style:style>
    <style:style style:name="P20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47853" officeooo:paragraph-rsid="000bb745" style:font-weight-asian="normal" style:font-weight-complex="normal"/>
    </style:style>
    <style:style style:name="P21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15609" officeooo:paragraph-rsid="000bb745" style:font-weight-asian="normal" style:font-weight-complex="normal"/>
    </style:style>
    <style:style style:name="P22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390557" officeooo:paragraph-rsid="000bb745" style:font-weight-asian="normal" style:font-weight-complex="normal"/>
    </style:style>
    <style:style style:name="P23" style:family="paragraph" style:parent-style-name="Standard">
      <style:text-properties style:font-name="Liberation Sans" officeooo:rsid="0009bd97" officeooo:paragraph-rsid="0009bd97"/>
    </style:style>
    <style:style style:name="T1" style:family="text">
      <style:text-properties officeooo:rsid="002c7d19"/>
    </style:style>
    <style:style style:name="T2" style:family="text">
      <style:text-properties officeooo:rsid="001fd954"/>
    </style:style>
    <style:style style:name="T3" style:family="text">
      <style:text-properties officeooo:rsid="00187e2f"/>
    </style:style>
    <style:style style:name="T4" style:family="text">
      <style:text-properties officeooo:rsid="0071ff1b"/>
    </style:style>
    <style:style style:name="T5" style:family="text">
      <style:text-properties officeooo:rsid="006c5de5"/>
    </style:style>
    <style:style style:name="T6" style:family="text">
      <style:text-properties officeooo:rsid="002a30d5"/>
    </style:style>
    <style:style style:name="T7" style:family="text">
      <style:text-properties officeooo:rsid="006dbde8"/>
    </style:style>
    <style:style style:name="T8" style:family="text">
      <style:text-properties officeooo:rsid="0070fb38"/>
    </style:style>
    <style:style style:name="T9" style:family="text">
      <style:text-properties officeooo:rsid="0071391b"/>
    </style:style>
    <style:style style:name="T10" style:family="text">
      <style:text-properties style:font-name="Liberation Sans" fo:font-size="14pt" officeooo:rsid="000f6a94" style:font-size-asian="14pt" style:font-size-complex="14pt"/>
    </style:style>
    <style:style style:name="T11" style:family="text">
      <style:text-properties style:font-name="Liberation Sans" fo:font-size="14pt" officeooo:rsid="00155db5" style:font-size-asian="14pt" style:font-size-complex="14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Encoding/Decoding <text:span text:style-name="T3">Website</text:span></text:p>
            <text:p text:style-name="P16"><text:span text:style-name="T10">Software Testing</text:span><text:span text:style-name="T11"> Specification</text:span></text:p>
            <text:p text:style-name="P6">Published: <text:date style:data-style-name="N76" text:date-value="2020-11-12T20:25:32.890999875">November 12, 2020</text:date></text:p>
            <text:p text:style-name="P7">Updated: N/A</text:p>
            <text:p text:style-name="P15">This document is available under the GNU Affero General Public License v3.0</text:p>
          </table:table-cell>
        </table:table-row>
      </table:table>
      <text:p text:style-name="P2"/>
      <text:p text:style-name="P2"/>
      <text:p text:style-name="P2"/>
      <text:p text:style-name="P2"/>
      <text:p text:style-name="P18">Table of Contents</text:p>
      <text:p text:style-name="P19">Purpose<text:tab/>3</text:p>
      <text:p text:style-name="P11">Intended Audience and Use<text:tab/>3</text:p>
      <text:p text:style-name="P10">Scope<text:tab/><text:span text:style-name="T5">3</text:span></text:p>
      <text:p text:style-name="P11">Definitions<text:tab/><text:span text:style-name="T5">3</text:span></text:p>
      <text:p text:style-name="P11">System Overview<text:tab/><text:span text:style-name="T5">3</text:span></text:p>
      <text:p text:style-name="P11">References<text:tab/><text:span text:style-name="T5">3</text:span></text:p>
      <text:p text:style-name="P9">Overall Description<text:tab/><text:span text:style-name="T5">3</text:span></text:p>
      <text:p text:style-name="P12">U<text:span text:style-name="T6">ser Stories<text:tab/>4</text:span></text:p>
      <text:p text:style-name="P13">Assumptions/Dependencies<text:tab/><text:span text:style-name="T7">4</text:span></text:p>
      <text:p text:style-name="P21">Flowcharts<text:tab/>5</text:p>
      <text:p text:style-name="P13">Functional Requirements<text:tab/><text:span text:style-name="T8">7</text:span></text:p>
      <text:p text:style-name="P22">External Interface Requirements<text:tab/>9</text:p>
      <text:p text:style-name="P22">System/Software Requirements<text:tab/>9</text:p>
      <text:p text:style-name="P14">Performance Requirements<text:tab/><text:span text:style-name="T9">9</text:span></text:p>
      <text:p text:style-name="P14">Quality<text:tab/><text:span text:style-name="T9">9</text:span></text:p>
      <text:p text:style-name="P8">Layout<text:span text:style-name="T4">s<text:tab/>9</text:span></text:p>
      <text:p text:style-name="P2"/>
      <text:p text:style-name="P17">Overview</text:p>
      <text:p text:style-name="P3"/>
      <text:p text:style-name="P4">Selenium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5in" style:type="center"/>
          <style:tab-stop style:position="6.5in" style:type="right"/>
        </style:tab-stops>
      </style:paragraph-properties>
      <style:text-properties style:font-name="Liberation Sans" officeooo:paragraph-rsid="000b08cb"/>
    </style:style>
    <style:style style:name="MT1" style:family="text">
      <style:text-properties officeooo:rsid="002c7d19"/>
    </style:style>
    <style:style style:name="MT2" style:family="text">
      <style:text-properties officeooo:rsid="001fd95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pdated: N/A</text:span><text:tab/><text:page-number text:select-page="current">1</text:page-number> <text:span text:style-name="MT2">of </text:span><text:span text:style-name="MT2"><text:page-count>3</text:page-count></text:span><text:span text:style-name="MT2"><text:tab/>Rev. 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00:16:41.091000000</meta:creation-date>
    <dc:date>2020-11-12T20:25:32.707000000</dc:date>
    <meta:editing-duration>PT1H45M40S</meta:editing-duration>
    <meta:editing-cycles>10</meta:editing-cycles>
    <meta:generator>LibreOffice/6.3.6.2$Windows_X86_64 LibreOffice_project/2196df99b074d8a661f4036fca8fa0cbfa33a497</meta:generator>
    <meta:document-statistic meta:table-count="1" meta:image-count="0" meta:object-count="0" meta:page-count="3" meta:paragraph-count="25" meta:word-count="78" meta:character-count="519" meta:non-whitespace-character-count="466"/>
  </office:meta>
</office:document-meta>
</file>